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666666" draw:marker-start-width="0.359cm" draw:marker-end-width="0.359cm" draw:fill-color="#eeeeee" draw:textarea-horizontal-align="justify" draw:textarea-vertical-align="middle" draw:auto-grow-height="false" fo:min-height="7.728cm" fo:min-width="11.25cm" fo:padding-top="0.178cm" fo:padding-bottom="0.178cm" fo:padding-left="0.303cm" fo:padding-right="0.303cm"/>
    </style:style>
    <style:style style:name="gr2" style:family="graphic" style:parent-style-name="standard">
      <style:graphic-properties svg:stroke-width="0.053cm" svg:stroke-color="#990000" draw:marker-start-width="0.279cm" draw:marker-end-width="0.279cm" draw:fill-color="#ffffff" draw:textarea-horizontal-align="justify" draw:textarea-vertical-align="middle" draw:auto-grow-height="false" fo:min-height="0.956cm" fo:min-width="1.78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6699" draw:marker-start-width="0.279cm" draw:marker-end-width="0.279cm" draw:fill-color="#ffffff" draw:textarea-horizontal-align="justify" draw:textarea-vertical-align="middle" draw:auto-grow-height="false" fo:min-height="0.956cm" fo:min-width="1.78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6600" draw:marker-start-width="0.279cm" draw:marker-end-width="0.279cm" draw:fill-color="#ffffff" draw:textarea-horizontal-align="justify" draw:textarea-vertical-align="middle" draw:auto-grow-height="false" fo:min-height="0.956cm" fo:min-width="1.784cm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Ultrafine_20_Dashed" svg:stroke-width="0.035cm" svg:stroke-color="#006699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66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53cm" svg:stroke-color="#ff9900" draw:marker-start-width="0.279cm" draw:marker-end-width="0.279cm" draw:fill-color="#ffffff" draw:textarea-horizontal-align="justify" draw:textarea-vertical-align="middle" draw:auto-grow-height="false" fo:min-height="0.956cm" fo:min-width="1.784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77cm"/>
    </style:style>
    <style:style style:name="gr10" style:family="graphic" style:parent-style-name="objectwithoutfill">
      <style:graphic-properties draw:stroke="solid" svg:stroke-width="0.035cm" svg:stroke-color="#0066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svg:stroke-width="0.106cm" svg:stroke-color="#006600" draw:marker-start-width="0.359cm" draw:marker-end-width="0.359cm" draw:fill-color="#ffffff" draw:textarea-horizontal-align="justify" draw:textarea-vertical-align="middle" draw:auto-grow-height="false" fo:min-height="1.593cm" fo:min-width="3.121cm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035cm" svg:stroke-color="#99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solid" draw:stroke-dash="Ultrafine_20_Dashed" svg:stroke-width="0.053cm" svg:stroke-color="#990000" draw:marker-start-width="0.279cm" draw:marker-end-width="0.279cm" draw:fill-color="#ffffff" draw:textarea-horizontal-align="justify" draw:textarea-vertical-align="middle" draw:auto-grow-height="false" fo:min-height="0.956cm" fo:min-width="1.784cm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35cm" svg:stroke-color="#ff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6699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  <style:text-properties fo:color="#990000"/>
    </style:style>
    <style:style style:name="P3" style:family="paragraph">
      <loext:graphic-properties draw:fill-color="#ffffff"/>
      <style:paragraph-properties fo:text-align="center"/>
      <style:text-properties fo:color="#990000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006699"/>
    </style:style>
    <style:style style:name="P6" style:family="paragraph">
      <loext:graphic-properties draw:fill-color="#ffffff"/>
      <style:paragraph-properties fo:text-align="center"/>
      <style:text-properties fo:color="#0066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ff9900"/>
    </style:style>
    <style:style style:name="P10" style:family="paragraph">
      <loext:graphic-properties draw:fill="none" draw:fill-color="#ffffff"/>
      <style:text-properties fo:color="#006600"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color="#ff9900" fo:font-style="italic" style:font-style-asian="italic" style:font-style-complex="italic"/>
    </style:style>
    <style:style style:name="P12" style:family="paragraph">
      <loext:graphic-properties draw:fill="none" draw:fill-color="#ffffff"/>
      <style:text-properties fo:color="#990000" fo:font-style="italic" fo:background-color="#000099" style:font-style-asian="italic" style:font-style-complex="italic"/>
    </style:style>
    <style:style style:name="T1" style:family="text">
      <style:text-properties fo:color="#990000"/>
    </style:style>
    <style:style style:name="T2" style:family="text">
      <style:text-properties fo:color="#006699"/>
    </style:style>
    <style:style style:name="T3" style:family="text">
      <style:text-properties fo:color="#006600"/>
    </style:style>
    <style:style style:name="T4" style:family="text">
      <style:text-properties fo:color="#ff9900"/>
    </style:style>
    <style:style style:name="T5" style:family="text">
      <style:text-properties fo:color="#006600" fo:font-style="italic" style:font-style-asian="italic" style:font-style-complex="italic"/>
    </style:style>
    <style:style style:name="T6" style:family="text">
      <style:text-properties fo:color="#ff9900" fo:font-style="italic" style:font-style-asian="italic" style:font-style-complex="italic"/>
    </style:style>
    <style:style style:name="T7" style:family="text">
      <style:text-properties fo:color="#99000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764cm" svg:height="11.43cm" svg:x="1.381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3.302cm" svg:height="1.778cm" svg:x="4.697cm" svg:y="2.959cm">
          <text:p text:style-name="P2"><text:span text:style-name="T1">PF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" draw:id="id1" draw:layer="layout" svg:width="3.302cm" svg:height="1.778cm" svg:x="8.137cm" svg:y="4.521cm">
          <text:p text:style-name="P4"><text:span text:style-name="T2">H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3.302cm" svg:height="1.778cm" svg:x="13.446cm" svg:y="4.931cm">
          <text:p text:style-name="P4"><text:span text:style-name="T3">V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" draw:id="id2" draw:layer="layout" svg:width="3.302cm" svg:height="1.778cm" svg:x="10.009cm" svg:y="7.598cm">
          <text:p text:style-name="P4"><text:span text:style-name="T3">G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curve" svg:x1="9.788cm" svg:y1="6.299cm" svg:x2="10.492cm" svg:y2="7.858cm" draw:start-shape="id1" draw:start-glue-point="8" draw:end-shape="id2" draw:end-glue-point="5" svg:d="M9788 6299c0 975 704 196 704 1559" svg:viewBox="0 0 705 1560">
          <text:p/>
        </draw:connector>
        <draw:connector draw:style-name="gr6" draw:text-style-name="P7" draw:layer="layout" draw:type="curve" draw:line-skew="-0.739cm -0.667cm" svg:x1="13.929cm" svg:y1="6.449cm" svg:x2="11.439cm" svg:y2="5.41cm" draw:start-shape="id3" draw:start-glue-point="7" draw:end-shape="id1" draw:end-glue-point="10" svg:d="M13929 6449c0 73-1077 61-1573-217s-412-822-917-822" svg:viewBox="0 0 2491 1078">
          <text:p/>
        </draw:connector>
        <draw:connector draw:style-name="gr5" draw:text-style-name="P7" draw:layer="layout" draw:type="curve" draw:line-skew="0.72cm 0.131cm" svg:x1="10.956cm" svg:y1="4.781cm" svg:x2="13.446cm" svg:y2="5.82cm" draw:start-shape="id1" draw:start-glue-point="11" draw:end-shape="id3" draw:end-glue-point="6" svg:d="M10956 4781c0-100 809-84 1105 201s77 838 1385 838" svg:viewBox="0 0 2491 1096">
          <text:p/>
        </draw:connector>
        <draw:connector draw:style-name="gr6" draw:text-style-name="P7" draw:layer="layout" draw:type="curve" draw:line-skew="0.603cm" svg:x1="15.097cm" svg:y1="4.931cm" svg:x2="7.516cm" svg:y2="3.219cm" draw:start-shape="id3" draw:start-glue-point="4" draw:end-shape="id4" draw:end-glue-point="11" svg:d="M15097 4931c0-2844-7581-1988-7581-1712" svg:viewBox="0 0 7582 2051">
          <text:p/>
        </draw:connector>
        <draw:custom-shape draw:style-name="gr7" draw:text-style-name="P8" xml:id="id11" draw:id="id11" draw:layer="layout" svg:width="3.302cm" svg:height="1.778cm" svg:x="3.54cm" svg:y="8.614cm">
          <text:p text:style-name="P4"><text:span text:style-name="T4">dl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0" draw:id="id10" draw:layer="layout" svg:width="3.302cm" svg:height="1.778cm" svg:x="2.397cm" svg:y="6.074cm">
          <text:p text:style-name="P4"><text:span text:style-name="T4">v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xml:id="id12" draw:id="id12" draw:layer="layout" svg:width="2.826cm" svg:height="1.675cm" svg:x="18.545cm" svg:y="7.747cm">
          <draw:text-box>
            <text:p><text:span text:style-name="T5">visual</text:span></text:p>
            <text:p><text:span text:style-name="T5">stimulus</text:span></text:p>
          </draw:text-box>
        </draw:frame>
        <draw:frame draw:style-name="gr9" draw:text-style-name="P10" xml:id="id5" draw:id="id5" draw:layer="layout" svg:width="4.477cm" svg:height="1.673cm" svg:x="11.047cm" svg:y="10.065cm">
          <draw:text-box>
            <text:p><text:span text:style-name="T5">p</text:span><text:span text:style-name="T5">r</text:span><text:span text:style-name="T5">o</text:span><text:span text:style-name="T5">p</text:span><text:span text:style-name="T5">ri</text:span><text:span text:style-name="T5">o</text:span><text:span text:style-name="T5">c</text:span><text:span text:style-name="T5">e</text:span><text:span text:style-name="T5">p</text:span><text:span text:style-name="T5">ti</text:span><text:span text:style-name="T5">v</text:span><text:span text:style-name="T5">e</text:span></text:p>
            <text:p><text:span text:style-name="T5">f</text:span><text:span text:style-name="T5">e</text:span><text:span text:style-name="T5">e</text:span><text:span text:style-name="T5">d</text:span><text:span text:style-name="T5">b</text:span><text:span text:style-name="T5">a</text:span><text:span text:style-name="T5">c</text:span><text:span text:style-name="T5">k</text:span></text:p>
          </draw:text-box>
        </draw:frame>
        <draw:connector draw:style-name="gr10" draw:text-style-name="P7" draw:layer="layout" draw:type="curve" svg:x1="13.285cm" svg:y1="10.065cm" svg:x2="12.828cm" svg:y2="9.116cm" draw:start-shape="id5" draw:start-glue-point="0" draw:end-shape="id2" draw:end-glue-point="9" svg:d="M13285 10065c0-495-457-21-457-949" svg:viewBox="0 0 458 950">
          <text:p/>
        </draw:connector>
        <draw:frame draw:style-name="gr11" draw:text-style-name="P11" xml:id="id9" draw:id="id9" draw:layer="layout" svg:width="2.437cm" svg:height="0.962cm" svg:x="5.281cm" svg:y="12.986cm">
          <draw:text-box>
            <text:p><text:span text:style-name="T6">r</text:span><text:span text:style-name="T6">e</text:span><text:span text:style-name="T6">w</text:span><text:span text:style-name="T6">a</text:span><text:span text:style-name="T6">r</text:span><text:span text:style-name="T6">d</text:span></text:p>
          </draw:text-box>
        </draw:frame>
        <draw:frame draw:style-name="gr12" draw:text-style-name="P12" xml:id="id6" draw:id="id6" draw:layer="layout" svg:width="2.191cm" svg:height="0.962cm" svg:x="13.538cm" svg:y="12.513cm">
          <draw:text-box>
            <text:p><text:span text:style-name="T7">action</text:span></text:p>
          </draw:text-box>
        </draw:frame>
        <draw:custom-shape draw:style-name="gr13" draw:text-style-name="P6" xml:id="id7" draw:id="id7" draw:layer="layout" svg:width="3.937cm" svg:height="2.159cm" svg:x="17.764cm" svg:y="10.773cm">
          <text:p text:style-name="P4"><text:span text:style-name="T3">Envi</text:span><text:span text:style-name="T3">ron</text:span><text:span text:style-name="T3">men</text:span><text:span text:style-name="T3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draw:layer="layout" draw:type="curve" svg:x1="15.729cm" svg:y1="12.994cm" svg:x2="17.764cm" svg:y2="11.852cm" draw:start-shape="id6" draw:start-glue-point="1" draw:end-shape="id7" draw:end-glue-point="3" svg:d="M15729 12994c1485 0 468-1142 2035-1142" svg:viewBox="0 0 2036 1143">
          <text:p/>
        </draw:connector>
        <draw:connector draw:style-name="gr14" draw:text-style-name="P7" draw:layer="layout" draw:type="curve" draw:line-skew="-0.638cm" svg:x1="6.348cm" svg:y1="4.737cm" svg:x2="8.993cm" svg:y2="10.519cm" draw:start-shape="id4" draw:start-glue-point="8" draw:end-shape="id8" draw:end-glue-point="4" svg:d="M6348 4737c0 3381 2645 490 2645 5782" svg:viewBox="0 0 2646 5783">
          <text:p/>
        </draw:connector>
        <draw:custom-shape draw:style-name="gr15" draw:text-style-name="P3" xml:id="id8" draw:id="id8" draw:layer="layout" svg:width="3.302cm" svg:height="1.778cm" svg:x="7.342cm" svg:y="10.519cm">
          <text:p text:style-name="P4"><text:span text:style-name="T1">M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7" draw:layer="layout" draw:type="curve" svg:x1="8.993cm" svg:y1="12.297cm" svg:x2="13.538cm" svg:y2="12.994cm" draw:start-shape="id8" draw:start-glue-point="8" draw:end-shape="id6" draw:end-glue-point="3" svg:d="M8993 12297c0 465 1515 697 4545 697" svg:viewBox="0 0 4546 698">
          <text:p/>
        </draw:connector>
        <draw:connector draw:style-name="gr16" draw:text-style-name="P7" draw:layer="layout" draw:type="curve" draw:line-skew="0.301cm -2.808cm" svg:x1="19.732cm" svg:y1="12.932cm" svg:x2="7.718cm" svg:y2="13.467cm" draw:start-shape="id7" draw:start-glue-point="2" draw:end-shape="id9" draw:end-glue-point="1" svg:d="M19732 12932c0 1282-4913 1068-7096 881s-1636-346-4918-346" svg:viewBox="0 0 12015 1023">
          <text:p/>
        </draw:connector>
        <draw:connector draw:style-name="gr16" draw:text-style-name="P7" draw:layer="layout" draw:type="curve" svg:x1="5.281cm" svg:y1="13.467cm" svg:x2="2.88cm" svg:y2="7.592cm" draw:start-shape="id9" draw:start-glue-point="3" draw:end-shape="id10" draw:end-glue-point="7" svg:d="M5281 13467c-1601 0-2401-1958-2401-5875" svg:viewBox="0 0 2402 5876">
          <text:p/>
        </draw:connector>
        <draw:connector draw:style-name="gr16" draw:text-style-name="P7" draw:layer="layout" draw:type="curve" svg:x1="6.842cm" svg:y1="9.503cm" svg:x2="7.825cm" svg:y2="10.779cm" draw:start-shape="id11" draw:start-glue-point="10" draw:end-shape="id8" draw:end-glue-point="5" svg:d="M6842 9503c656 0 983 425 983 1276" svg:viewBox="0 0 984 1277">
          <text:p/>
        </draw:connector>
        <draw:connector draw:style-name="gr6" draw:text-style-name="P7" draw:layer="layout" draw:type="curve" svg:x1="11.66cm" svg:y1="7.598cm" svg:x2="10.956cm" svg:y2="6.039cm" draw:start-shape="id2" draw:start-glue-point="4" draw:end-shape="id1" draw:end-glue-point="9" svg:d="M11660 7598c0-973-704-194-704-1559" svg:viewBox="0 0 705 1560">
          <text:p/>
        </draw:connector>
        <draw:connector draw:style-name="gr17" draw:text-style-name="P7" draw:layer="layout" draw:type="curve" svg:x1="8.62cm" svg:y1="6.039cm" svg:x2="6.359cm" svg:y2="8.874cm" draw:start-shape="id1" draw:start-glue-point="7" draw:end-shape="id11" draw:end-glue-point="11" svg:d="M8620 6039c0 2127-2261 710-2261 2835" svg:viewBox="0 0 2262 2836">
          <text:p/>
        </draw:connector>
        <draw:connector draw:style-name="gr16" draw:text-style-name="P7" draw:layer="layout" draw:type="curve" svg:x1="4.048cm" svg:y1="6.074cm" svg:x2="5.18cm" svg:y2="4.477cm" draw:start-shape="id10" draw:start-glue-point="4" draw:end-shape="id4" draw:end-glue-point="7" svg:d="M4048 6074c0-1002 1132-204 1132-1597" svg:viewBox="0 0 1133 1598">
          <text:p/>
        </draw:connector>
        <draw:connector draw:style-name="gr16" draw:text-style-name="P7" draw:layer="layout" draw:type="curve" svg:x1="4.048cm" svg:y1="7.852cm" svg:x2="5.191cm" svg:y2="8.614cm" draw:start-shape="id10" draw:start-glue-point="8" draw:end-shape="id11" draw:end-glue-point="4" svg:d="M4048 7852c0 573 1143 192 1143 762" svg:viewBox="0 0 1144 763">
          <text:p/>
        </draw:connector>
        <draw:connector draw:style-name="gr6" draw:text-style-name="P7" draw:layer="layout" draw:type="curve" draw:line-skew="0.275cm" svg:x1="19.732cm" svg:y1="10.773cm" svg:x2="19.958cm" svg:y2="9.422cm" draw:start-shape="id7" draw:start-glue-point="0" draw:end-shape="id12" svg:d="M19732 10773c0-640 226 35 226-1351" svg:viewBox="0 0 227 1352">
          <text:p/>
        </draw:connector>
        <draw:connector draw:style-name="gr6" draw:text-style-name="P7" draw:layer="layout" draw:type="curve" svg:x1="19.958cm" svg:y1="7.747cm" svg:x2="16.748cm" svg:y2="5.82cm" draw:start-shape="id12" draw:start-glue-point="0" draw:end-shape="id3" draw:end-glue-point="10" svg:d="M19958 7747c0-1285-1070-1927-3210-1927" svg:viewBox="0 0 3211 1928">
          <text:p/>
        </draw:connector>
        <draw:connector draw:style-name="gr6" draw:text-style-name="P7" draw:layer="layout" draw:type="curve" draw:line-skew="-0.746cm" svg:x1="10.161cm" svg:y1="12.037cm" svg:x2="13.285cm" svg:y2="11.738cm" draw:start-shape="id8" draw:start-glue-point="9" draw:end-shape="id5" svg:d="M10161 12037c0 63 3124 212 3124-299" svg:viewBox="0 0 3125 370">
          <text:p/>
        </draw:connector>
        <draw:connector draw:style-name="gr17" draw:text-style-name="P7" draw:layer="layout" draw:type="curve" svg:x1="8.137cm" svg:y1="5.41cm" svg:x2="5.699cm" svg:y2="6.963cm" draw:start-shape="id1" draw:start-glue-point="6" draw:end-shape="id10" draw:end-glue-point="10" svg:d="M8137 5410c-1827 0-608 1553-2438 1553" svg:viewBox="0 0 2439 15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7:08:06.774508398</meta:creation-date>
    <dc:date>2018-05-22T17:11:26.427229162</dc:date>
    <meta:editing-duration>PT18H42M23S</meta:editing-duration>
    <meta:editing-cycles>74</meta:editing-cycles>
    <meta:generator>LibreOffice/6.0.4.2$Linux_X86_64 LibreOffice_project/00m0$Build-2</meta:generator>
    <meta:document-statistic meta:object-count="32"/>
  </office:meta>
</office:document-meta>
</file>